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42100000B0F00000B0FB132F1B118EFDC5A.svg" manifest:media-type="image/svg+xml"/>
  <manifest:file-entry manifest:full-path="Pictures/100000000000020A000002269D45694EECEE86F9.jpg" manifest:media-type="image/jpeg"/>
  <manifest:file-entry manifest:full-path="Pictures/100002010000006B0000006B93CC90EB615137A4.png" manifest:media-type="image/png"/>
  <manifest:file-entry manifest:full-path="Pictures/1000000000000102000000C460F4C64D3C6F5BC7.jpg" manifest:media-type="image/jpeg"/>
  <manifest:file-entry manifest:full-path="Pictures/10000000000001DB00000168FDEFA03F1780CFE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2.05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Liberation Sans1" fo:font-size="80pt" fo:font-weight="bold" style:font-size-asian="80pt" style:font-weight-asian="bold" style:font-size-complex="80pt" style:font-weight-complex="bold"/>
    </style:style>
    <style:style style:name="T2" style:family="text">
      <style:text-properties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252cm" svg:height="3.405cm" svg:x="-1.1cm" svg:y="4.048cm">
          <draw:text-box>
            <text:p><text:span text:style-name="T1"><text:s/></text:span><text:span text:style-name="T2"><text:s/></text:span><text:span text:style-name="T2"><text:s/></text:span><text:span text:style-name="T2">e</text:span><text:span text:style-name="T2">l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e</text:span><text:span text:style-name="T2">l</text:span><text:span text:style-name="T2">e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e</text:span><text:span text:style-name="T2">l</text:span><text:span text:style-name="T2">e</text:span><text:span text:style-name="T2">p</text:span><text:span text:style-name="T2">h</text:span><text:span text:style-name="T2">a</text:span><text:span text:style-name="T2">n</text:span><text:span text:style-name="T2">t</text:span></text:p>
          </draw:text-box>
        </draw:frame>
        <draw:custom-shape draw:style-name="gr2" draw:text-style-name="P2" draw:layer="layout" svg:width="2.921cm" svg:height="0.889cm" svg:x="4.794cm" svg:y="5.5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921cm" svg:height="0.889cm" svg:x="14.194cm" svg:y="5.5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572cm" svg:height="2.868cm" svg:x="1.543cm" svg:y="10.578cm">
          <draw:image xlink:href="Pictures/1000000000000102000000C460F4C64D3C6F5BC7.jpg" xlink:type="simple" xlink:show="embed" xlink:actuate="onLoad">
            <text:p/>
          </draw:image>
        </draw:frame>
        <draw:frame draw:style-name="gr3" draw:text-style-name="P2" draw:layer="layout" svg:width="2.98cm" svg:height="2.387cm" svg:x="3.351cm" svg:y="7.775cm">
          <draw:image xlink:href="Pictures/10000000000001DB00000168FDEFA03F1780CFE0.jpg" xlink:type="simple" xlink:show="embed" xlink:actuate="onLoad">
            <text:p/>
          </draw:image>
        </draw:frame>
        <draw:frame draw:style-name="gr3" draw:text-style-name="P2" draw:layer="layout" svg:width="2.502cm" svg:height="2.786cm" svg:x="0.797cm" svg:y="7.477cm">
          <draw:image xlink:href="Pictures/100000000000020A000002269D45694EECEE86F9.jpg" xlink:type="simple" xlink:show="embed" xlink:actuate="onLoad">
            <text:p/>
          </draw:image>
        </draw:frame>
        <draw:frame draw:style-name="gr3" draw:text-style-name="P2" draw:layer="layout" svg:width="3.572cm" svg:height="2.868cm" svg:x="10.443cm" svg:y="10.579cm">
          <draw:image xlink:href="Pictures/1000000000000102000000C460F4C64D3C6F5BC7.jpg" xlink:type="simple" xlink:show="embed" xlink:actuate="onLoad">
            <text:p/>
          </draw:image>
        </draw:frame>
        <draw:frame draw:style-name="gr3" draw:text-style-name="P2" draw:layer="layout" svg:width="2.98cm" svg:height="2.387cm" svg:x="12.251cm" svg:y="7.776cm">
          <draw:image xlink:href="Pictures/10000000000001DB00000168FDEFA03F1780CFE0.jpg" xlink:type="simple" xlink:show="embed" xlink:actuate="onLoad">
            <text:p/>
          </draw:image>
        </draw:frame>
        <draw:frame draw:style-name="gr3" draw:text-style-name="P2" draw:layer="layout" svg:width="2.502cm" svg:height="2.786cm" svg:x="9.697cm" svg:y="7.478cm">
          <draw:image xlink:href="Pictures/100000000000020A000002269D45694EECEE86F9.jpg" xlink:type="simple" xlink:show="embed" xlink:actuate="onLoad">
            <text:p/>
          </draw:image>
        </draw:frame>
        <draw:frame draw:style-name="gr3" draw:text-style-name="P2" draw:layer="layout" svg:width="3.572cm" svg:height="2.868cm" svg:x="20.743cm" svg:y="10.579cm">
          <draw:image xlink:href="Pictures/1000000000000102000000C460F4C64D3C6F5BC7.jpg" xlink:type="simple" xlink:show="embed" xlink:actuate="onLoad">
            <text:p/>
          </draw:image>
        </draw:frame>
        <draw:frame draw:style-name="gr3" draw:text-style-name="P2" draw:layer="layout" svg:width="2.98cm" svg:height="2.387cm" svg:x="22.551cm" svg:y="7.776cm">
          <draw:image xlink:href="Pictures/10000000000001DB00000168FDEFA03F1780CFE0.jpg" xlink:type="simple" xlink:show="embed" xlink:actuate="onLoad">
            <text:p/>
          </draw:image>
        </draw:frame>
        <draw:frame draw:style-name="gr3" draw:text-style-name="P2" draw:layer="layout" svg:width="2.502cm" svg:height="2.786cm" svg:x="19.997cm" svg:y="7.478cm">
          <draw:image xlink:href="Pictures/100000000000020A000002269D45694EECEE86F9.jpg" xlink:type="simple" xlink:show="embed" xlink:actuate="onLoad">
            <text:p/>
          </draw:image>
        </draw:frame>
        <draw:frame draw:style-name="gr3" draw:text-style-name="P2" draw:layer="layout" svg:width="3.683cm" svg:height="3.683cm" svg:x="19.288cm" svg:y="6.969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draw:frame draw:style-name="gr3" draw:text-style-name="P2" draw:layer="layout" svg:width="3.683cm" svg:height="3.683cm" svg:x="8.974cm" svg:y="6.968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draw:frame draw:style-name="gr3" draw:text-style-name="P2" draw:layer="layout" svg:width="3.683cm" svg:height="3.683cm" svg:x="20.685cm" svg:y="10.525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453cm" fo:margin-bottom="5.843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3T14:22:53.891209130</meta:creation-date>
    <dc:date>2022-11-23T14:39:52.922560915</dc:date>
    <meta:editing-duration>PT6M7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